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3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4" style:family="paragraph" style:parent-style-name="UrbanTitle2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paragraph-rsid="004d6548" style:font-size-asian="10.5pt" style:font-weight-asian="bold" style:font-size-complex="10.5pt" style:font-weight-complex="bold"/>
    </style:style>
    <style:style style:name="P15" style:family="paragraph" style:parent-style-name="Frame_20_contents">
      <style:text-properties style:font-name="Arial" fo:font-size="10.5pt" officeooo:paragraph-rsid="004d6548" style:font-size-asian="10.5pt" style:font-size-complex="10.5pt"/>
    </style:style>
    <style:style style:name="P16" style:family="paragraph" style:parent-style-name="Frame_20_contents">
      <style:text-properties fo:color="#ce181e" style:font-name="Arial" fo:font-size="10.5pt" officeooo:rsid="002cf8be" officeooo:paragraph-rsid="004d6548" fo:background-color="#fff200" style:font-size-asian="10.5pt" style:font-size-complex="10.5pt"/>
    </style:style>
    <style:style style:name="P17" style:family="paragraph" style:parent-style-name="Standard">
      <style:text-properties style:font-name="Arial" fo:font-size="10.5pt" officeooo:paragraph-rsid="004d6548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4d6548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6548" style:font-size-asian="10pt" style:font-size-complex="10pt"/>
    </style:style>
    <style:style style:name="P20" style:family="paragraph" style:parent-style-name="UrbanBody">
      <style:paragraph-properties fo:text-align="end" style:justify-single-word="false"/>
      <style:text-properties style:font-name="Arial" fo:font-size="10.5pt" officeooo:paragraph-rsid="002ff25c" style:font-size-asian="10.5pt" style:font-size-complex="10.5pt"/>
    </style:style>
    <style:style style:name="P21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officeooo:rsid="0049ad04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2"><text:span text:style-name="T27">do text</text:span></text:p><text:p text:style-name="P22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5">S<text:span text:style-name="T7">PW - </text:span>Département des Permis et Autorisations - Direction de <text:span text:style-name="T17">VILLE</text:span></text:p>
            <text:p text:style-name="P16">ADRESSE</text:p>
            <text:p text:style-name="P14"><text:span text:style-name="T26">RECOMMANDÉ</text:span></text:p>
          </table:table-cell>
        </table:table-row>
      </table:table>
      <text:p text:style-name="P17"/>
      <text:p text:style-name="P21">Transmis<text:span text:style-name="T8">sion</text:span> <text:span text:style-name="T9">de la demande de plans modificatifs</text:span></text:p>
      <text:p text:style-name="P4"/>
      <text:p text:style-name="P8"/>
      <text:p text:style-name="P10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22"><text:span text:style-name="T27">do text</text:span></text:p><text:p text:style-name="P22"><text:span text:style-name="T27">from document(at=reference, format='odt')</text:span></text:p></office:annotation></text:span><text:span text:style-name="T6">Import depuis reference.odt</text:span></text:p>
      <text:p text:style-name="P8"/>
      <text:p text:style-name="P5"><office:annotation><dc:creator>Gauthier Bastien</dc:creator><dc:date>2011-02-16T16:12:24</dc:date><text:p text:style-name="P22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2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9">Monsieur le Fonctionnaire Technique</text:span>,</text:p>
      <text:p text:style-name="P5"/>
      <text:p text:style-name="P9">Dans le cadre de la demande dont question sous rubrique, vous trouverez, en annexe, une copie du courrier envoyé, au demandeur, conformément <text:span text:style-name="T21">à l'Arreté du Gouvernement Wallon du 4 juillet 2002 relatif à la procédure et à diverses mesures d'exécution du </text:span>décret <text:span text:style-name="T20">du 11 mars 1999 </text:span>relatif au<text:span text:style-name="T20">x permis d'environnement</text:span>.</text:p>
      <text:p text:style-name="P6"/>
      <text:p text:style-name="P6"><text:span text:style-name="T10">Je vous informe qu’en séance du </text:span><text:span text:style-name="T12"><text:text-input text:description="Permis de bâtir-Date du dernier rapport de collège">licence_view.format_date(self.getLastDecisionProjectFromSPWEv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7"/>
      <text:p text:style-name="P7">Nous vous en souhaitons bonne réception et nous vous prions d'agréer, <text:span text:style-name="T19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22"><text:span text:style-name="T27">do text</text:span></text:p><text:p text:style-name="P22"><text:span text:style-name="T2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38:05.151441570</dc:date>
    <dc:language>fr-FR</dc:language>
    <meta:editing-cycles>132</meta:editing-cycles>
    <meta:editing-duration>P1DT9H43M35S</meta:editing-duration>
    <meta:document-statistic meta:table-count="1" meta:image-count="0" meta:object-count="0" meta:page-count="1" meta:paragraph-count="17" meta:word-count="199" meta:character-count="1496" meta:non-whitespace-character-count="1335"/>
    <meta:user-defined meta:name="Info 1"/>
    <meta:user-defined meta:name="Info 2"/>
    <meta:user-defined meta:name="Info 3"/>
    <meta:user-defined meta:name="Info 4"/>
  </office:meta>
</office:document-meta>
</file>